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6447111285991531343"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2"/>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text:soft-page-break/>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text:soft-page-break/>–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text:soft-page-break/>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text:p>
      <text:p text:style-name="P53"/>
      <text:p text:style-name="P53">О боги!!!</text:p>
      <text:p text:style-name="P53"/>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text:soft-page-break/>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text:soft-page-break/>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oft-page-break/><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text:soft-page-break/>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text:soft-page-break/>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text:soft-page-break/>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text:soft-page-break/>–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soft-page-break/>…</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text:soft-page-break/>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text:soft-page-break/>–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text:soft-page-break/></text:p>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text:soft-page-break/>–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text:soft-page-break/>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text:soft-page-break/></text:p>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text:soft-page-break/>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text:soft-page-break/>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text:soft-page-break/>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text:soft-page-break/>–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text:soft-page-break/>–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text:soft-page-break/>–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text:soft-page-break/></text:p>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text:soft-page-break/>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text:soft-page-break/>–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text:soft-page-break/>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7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13T00:34:45.02</dc:date>
    <meta:editing-duration>P163DT8H19M21S</meta:editing-duration>
    <meta:editing-cycles>10409</meta:editing-cycles>
    <meta:generator>OpenOffice/4.1.1$Win32 OpenOffice.org_project/411m6$Build-9775</meta:generator>
    <meta:printed-by>макс </meta:printed-by>
    <meta:print-date>2017-08-23T21:51:29.95</meta:print-date>
    <meta:document-statistic meta:table-count="0" meta:image-count="0" meta:object-count="0" meta:page-count="277" meta:paragraph-count="5012" meta:word-count="109638" meta:character-count="697108"/>
    <dc:creator>макс </dc:creator>
  </office:meta>
</office:document-meta>
</file>